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4" style:family="paragraph" style:parent-style-name="List_20_Indent">
      <style:text-properties fo:font-weight="bold" style:font-weight-asian="bold" style:font-weight-complex="bold"/>
    </style:style>
    <style:style style:name="P5" style:family="paragraph" style:parent-style-name="List_20_Indent"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gr1" style:family="graphic">
      <style:graphic-properties svg:stroke-width="0.049cm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Title">Fiche de Lecture </text:p>
      <text:p text:style-name="List_20_Indent"/>
      <text:p text:style-name="List_20_Indent"><draw:line text:anchor-type="char" draw:z-index="0" draw:style-name="gr1" draw:text-style-name="P6" svg:x1="0.005cm" svg:y1="0.538cm" svg:x2="17.018cm" svg:y2="0.485cm"><text:p/></draw:line></text:p>
      <text:p text:style-name="P4"/>
      <text:p text:style-name="P4">Nom du papier :</text:p>
      <text:p text:style-name="P4">Auteur(s) :</text:p>
      <text:p text:style-name="P4">Lieu de présentation :</text:p>
      <text:p text:style-name="P4">Année :</text:p>
      <text:p text:style-name="P4">Mots Clés :</text:p>
      <text:p text:style-name="P4"/>
      <text:p text:style-name="P2"><draw:line text:anchor-type="char" draw:z-index="1" draw:style-name="gr1" draw:text-style-name="P6" svg:x1="0.005cm" svg:y1="0.268cm" svg:x2="17.018cm" svg:y2="0.215cm"><text:p/></draw:lin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tage au Lip6 : Amélioration de la réactivité des réseaux pair à pair pour MMOG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xavier </meta:initial-creator>
    <meta:creation-date>2010-04-06T10:33:44</meta:creation-date>
    <dc:date>2010-04-06T10:55:21</dc:date>
    <dc:creator>xavier </dc:creator>
    <meta:editing-duration>PT00H14M45S</meta:editing-duration>
    <meta:editing-cycles>3</meta:editing-cycles>
    <meta:generator>OpenOffice.org/3.1$Linux OpenOffice.org_project/310m19$Build-9420</meta:generator>
    <meta:document-statistic meta:table-count="0" meta:image-count="0" meta:object-count="0" meta:page-count="1" meta:paragraph-count="7" meta:word-count="33" meta:character-count="163"/>
  </office:meta>
</office:document-meta>
</file>